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180.02mm" table:align="margins"/>
    </style:style>
    <style:style style:name="Tableau1.A" style:family="table-column">
      <style:table-column-properties style:column-width="144.67mm" style:rel-column-width="52670*"/>
    </style:style>
    <style:style style:name="Tableau1.B" style:family="table-column">
      <style:table-column-properties style:column-width="35.35mm" style:rel-column-width="12865*"/>
    </style:style>
    <style:style style:name="Tableau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97mm" fo:border="0.05pt solid #000000"/>
    </style:style>
    <style:style style:name="Tableau1.2" style:family="table-row">
      <style:table-row-properties style:row-height="16mm"/>
    </style:style>
    <style:style style:name="Tableau1.A2" style:family="table-cell">
      <style:table-cell-properties fo:padding="0.97mm" fo:border-left="0.05pt solid #000000" fo:border-right="none" fo:border-top="none" fo:border-bottom="0.05pt solid #000000"/>
    </style:style>
    <style:style style:name="Tableau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4.2mm"/>
      <style:text-properties fo:font-size="10pt" style:font-size-asian="10pt" style:font-size-complex="10pt"/>
    </style:style>
    <style:style style:name="P3" style:family="paragraph" style:parent-style-name="Standard">
      <style:paragraph-properties fo:line-height="4.2mm"/>
      <style:text-properties fo:font-size="10pt" officeooo:paragraph-rsid="0027b17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paragraph-rsid="0028602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f0927" officeooo:paragraph-rsid="001f0927"/>
    </style:style>
    <style:style style:name="P10" style:family="paragraph" style:parent-style-name="Standard">
      <style:paragraph-properties fo:line-height="4.2mm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27b172" officeooo:paragraph-rsid="0027b17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6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d50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fo:font-weight="bold" officeooo:rsid="001f0927" style:font-weight-asian="bold" style:font-weight-complex="bold"/>
    </style:style>
    <style:style style:name="T5" style:family="text">
      <style:text-properties officeooo:rsid="001f0927"/>
    </style:style>
    <style:style style:name="T6" style:family="text">
      <style:text-properties officeooo:rsid="00204cc8"/>
    </style:style>
    <style:style style:name="T7" style:family="text">
      <style:text-properties officeooo:rsid="00262dce"/>
    </style:style>
    <style:style style:name="T8" style:family="text">
      <style:text-properties officeooo:rsid="0027a025"/>
    </style:style>
    <style:style style:name="T9" style:family="text">
      <style:text-properties officeooo:rsid="0027b172"/>
    </style:style>
    <style:style style:name="T10" style:family="text">
      <style:text-properties officeooo:rsid="00286022"/>
    </style:style>
    <style:style style:name="T11" style:family="text">
      <style:text-properties officeooo:rsid="0029893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uildroot <text:span text:style-name="T7">A</text:span>ssociation</text:p>
      <text:p text:style-name="Standard"/>
      <text:p text:style-name="Standard"><text:span text:style-name="T5">21</text:span> <text:span text:style-name="T5">allée de Bréhat</text:span></text:p>
      <text:p text:style-name="P9">31770 Colomiers</text:p>
      <text:p text:style-name="P9">France</text:p>
      <text:p text:style-name="P9"/>
      <text:p text:style-name="P9">Web : http://www.buildroot.org</text:p>
      <text:p text:style-name="P9">Contact : <text:span text:style-name="T11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ame</text:span></text:p>
      <text:p text:style-name="Standard"/>
      <text:p text:style-name="Standard"><text:tab/><text:tab/><text:tab/><text:tab/><text:tab/><text:tab/><text:tab/><text:span text:style-name="T5">Address 1</text:span></text:p>
      <text:p text:style-name="Standard"><text:tab/><text:tab/><text:tab/><text:tab/><text:tab/><text:tab/><text:tab/><text:span text:style-name="T5">Address 2</text:span></text:p>
      <text:p text:style-name="Standard"/>
      <text:p text:style-name="Standard"/>
      <text:p text:style-name="Standard"><text:span text:style-name="T5">Colomiers</text:span>, <text:span text:style-name="T8">France, DATE</text:span></text:p>
      <text:p text:style-name="Standard"/>
      <text:p text:style-name="Standard"/>
      <text:p text:style-name="P1"><text:span text:style-name="T8">Invoice</text:span> n° <text:span text:style-name="T5">YYYY-nnnn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Services</text:p>
          </table:table-cell>
          <table:table-cell table:style-name="Tableau1.B1" office:value-type="string">
            <text:p text:style-name="P11">Total</text:p>
          </table:table-cell>
        </table:table-row>
        <table:table-row table:style-name="Tableau1.2">
          <table:table-cell table:style-name="Tableau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/>
            <text:p text:style-name="P13"><text:span text:style-name="T5"><text:text-input text:description="">XYZ</text:text-input></text:span><text:s/>€</text:p>
          </table:table-cell>
        </table:table-row>
        <table:table-row table:style-name="Tableau1.2">
          <table:table-cell table:style-name="Tableau1.A3" office:value-type="string">
            <text:p text:style-name="P15"><text:span text:style-name="T11">VAT </text:span>0 %</text:p>
          </table:table-cell>
          <table:table-cell table:style-name="Tableau1.B3" office:value-type="string">
            <text:p text:style-name="P16"><text:span text:style-name="T3">0 </text:span><text:span text:style-name="T1">€</text:span></text:p>
          </table:table-cell>
        </table:table-row>
        <table:table-row table:style-name="Tableau1.2">
          <table:table-cell table:style-name="Tableau1.A3" office:value-type="string">
            <text:p text:style-name="P14">Total</text:p>
          </table:table-cell>
          <table:table-cell table:style-name="Tableau1.B3" office:value-type="string">
            <text:p text:style-name="P16"><text:span text:style-name="T4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span text:style-name="T9">Payment by</text:span> :<text:tab/><text:span text:style-name="T9">Wire transfer<text:tab/><text:tab/><text:tab/><text:tab/><text:tab/><text:tab/>Paypal</text:span></text:p>
      <text:p text:style-name="P2"/>
      <text:p text:style-name="P2"><text:span text:style-name="T9">Bank</text:span> :<text:tab/><text:tab/><text:span text:style-name="T6">La Banque Postale<text:tab/><text:tab/><text:tab/><text:tab/><text:tab/>buildroot-association@buildroot.org</text:span></text:p>
      <text:p text:style-name="P2"><text:tab/><text:tab/><text:span text:style-name="T6">Centre Financier</text:span></text:p>
      <text:p text:style-name="P2"><text:tab/><text:tab/><text:span text:style-name="T6">33900 Bordeaux Cedex 9</text:span></text:p>
      <text:p text:style-name="P2"><text:tab/><text:tab/><text:span text:style-name="T6">France</text:span></text:p>
      <text:p text:style-name="P3"/>
      <text:p text:style-name="P3">IBAN :<text:tab/><text:tab/>FR<text:span text:style-name="T6">53</text:span> <text:span text:style-name="T6">2004 1010</text:span> <text:span text:style-name="T6">1615</text:span> <text:span text:style-name="T6">0958</text:span> <text:span text:style-name="T6">0P03</text:span> <text:span text:style-name="T6">772</text:span></text:p>
      <text:p text:style-name="P3"/>
      <text:p text:style-name="P3">BIC :<text:tab/><text:tab/><text:span text:style-name="T6">PSSTFRPPTOU</text:span></text:p>
      <text:p text:style-name="P10"/>
      <text:p text:style-name="Standard"/>
      <text:p text:style-name="P6"><text:span text:style-name="T6">Buildroot Association</text:span> <text:span text:style-name="T10">is a french not for profit, ruled by the French law of 1901, declared on March 14, 2016 to the Prefecture of Haute-Garonne (31) under the number </text:span>W313024278.</text:p>
      <text:p text:style-name="P7"/>
      <text:p text:style-name="P4"><draw:frame draw:style-name="fr1" draw:name="Cadre1" text:anchor-type="paragraph" svg:x="0.02mm" svg:y="4.5mm" svg:width="179.83mm" draw:z-index="0"><draw:text-box fo:min-height="7.97mm"><text:p text:style-name="P5">European VAT not applicable, net prices (Art. 293B CGI)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>Builroot Association bill template - en</dc:title>
    <meta:creation-date>2012-09-29T02:53:16</meta:creation-date>
    <dc:date>2020-04-07T17:36:44.073559445</dc:date>
    <dc:language>fr-FR</dc:language>
    <meta:editing-cycles>21</meta:editing-cycles>
    <meta:editing-duration>PT1H32M55S</meta:editing-duration>
    <meta:document-statistic meta:table-count="1" meta:image-count="0" meta:object-count="0" meta:page-count="1" meta:paragraph-count="27" meta:word-count="112" meta:character-count="708" meta:non-whitespace-character-count="588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